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ConditionHolder.assertEqualConditionTypes( RequestCondition &lt; ? &gt; cond1 , RequestCondition &lt; ? &gt; cond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ConditionHolder.RequestConditionHolder( @ Nullable RequestCondition &lt; ? &gt; request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ditionHolder.get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ditionHolder.get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ditionHolder.getMatchingCondition( ServerWeb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ConditionHolder.compareTo( RequestConditionHolder other , ServerWeb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ConditionHolder.get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ditionHolder.combine( RequestConditionHolder ot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